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5b7" officeooo:paragraph-rsid="000115b7"/>
    </style:style>
    <style:style style:name="P2" style:family="paragraph" style:parent-style-name="Standard">
      <style:text-properties officeooo:paragraph-rsid="000115b7"/>
    </style:style>
    <style:style style:name="T1" style:family="text">
      <style:text-properties officeooo:rsid="000115b7"/>
    </style:style>
    <style:style style:name="T2" style:family="text">
      <style:text-properties fo:font-variant="normal" fo:text-transform="none" fo:color="#24292f" style:font-name="ui-monospace" fo:font-size="9.75pt" fo:letter-spacing="normal" fo:font-style="normal" fo:font-weight="normal"/>
    </style:style>
    <style:style style:name="T3" style:family="text">
      <style:text-properties fo:font-variant="normal" fo:text-transform="none" fo:color="#24292f" style:font-name="ui-monospace" fo:font-size="9.75pt" fo:letter-spacing="normal" fo:font-style="normal" fo:font-weight="normal" officeooo:rsid="000115b7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docker builder prune -a</text:p>
      <text:p text:style-name="P1"/>
      <text:p text:style-name="P1">2) docker container prune</text:p>
      <text:p text:style-name="P1"/>
      <text:p text:style-name="P1">3) git clone <text:a xlink:type="simple" xlink:href="mailto:git@github.com" text:style-name="Internet_20_link" text:visited-style-name="Visited_20_Internet_20_Link">git@github.com</text:a>:event-driven-robotics/EDPR-APRIL.git</text:p>
      <text:p text:style-name="P1"/>
      <text:p text:style-name="P2"><text:span text:style-name="T1">4) </text:span><text:span text:style-name="T2">docker build -t event-pose --ssh default --build-arg ssh_pub_key="$(cat ~/.ssh/id_rsa.pub)" --build-arg ssh_prv_key="$(cat ~/.ssh/id_rsa&gt;)" - &lt; Dockerfile</text:span></text:p>
      <text:p text:style-name="P2"><text:span text:style-name="T2"/></text:p>
      <text:p text:style-name="P2"><text:span text:style-name="T3">5) </text:span><text:span text:style-name="T2">xhost +</text:span></text:p>
      <text:p text:style-name="P1"><text:span text:style-name="T2"/></text:p>
      <text:p text:style-name="P2"><text:span text:style-name="T3">6) </text:span><text:span text:style-name="T2">docker run -it --privileged --network host -v /tmp/.X11-unix/:/tmp/.X11-unix -v /dev/bus/usb:/dev/bus/usb -e DISPLAY=unix$DISPLAY --runtime=nvidia --name event-pose event-pose</text:span></text:p>
      <text:p text:style-name="P1"><text:span text:style-name="T2"/></text:p>
      <text:p text:style-name="P1">7) INSIDE THE DOCKER BASH: export ROS_MASTER_URI=http://<text:span text:style-name="T4">&lt;localhost-ip&gt;</text:span>:11311</text:p>
      <text:p text:style-name="P1"/>
      <text:p text:style-name="P1">8) <text:s/>INSIDE THE DOCKER BASH: yarpserver –ros</text:p>
      <text:p text:style-name="P1"/>
      <text:p text:style-name="P1">9) In new Terminal&gt; docker exec -it event-pose bash</text:p>
      <text:p text:style-name="P1"/>
      <text:p text:style-name="Text_20_body">10<text:span text:style-name="T1">) In docker BASH&gt; atis-bridge-sdk --s 60 --filter 0.01</text:span></text:p>
      <text:p text:style-name="P2"><text:span text:style-name="T1">11) In new Terminal&gt; docker exec -it event-pose bash</text:span></text:p>
      <text:p text:style-name="P2"/>
      <text:p text:style-name="P1">12) edpr-apri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12:23:54.668701310</meta:creation-date>
    <dc:date>2023-02-27T12:29:42.080846847</dc:date>
    <meta:editing-duration>PT5M47S</meta:editing-duration>
    <meta:editing-cycles>1</meta:editing-cycles>
    <meta:document-statistic meta:table-count="0" meta:image-count="0" meta:object-count="0" meta:page-count="1" meta:paragraph-count="12" meta:word-count="101" meta:character-count="752" meta:non-whitespace-character-count="671"/>
    <meta:generator>LibreOffice/6.4.7.2$Linux_X86_64 LibreOffice_project/40$Build-2</meta:generator>
  </office:meta>
</office:document-meta>
</file>